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fo:background-color="#33ff99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yui_3_15_0_3_1459934899629_70"/><text:span text:style-name="T1">Pick up the Obelix image,</text:span> and then apply a sharp mask on Hue, Saturation, and Intensity separately. Compare your results with the result of applying the sharp mask on all three and write comment on your result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2:28:33.496064967</meta:creation-date>
    <dc:date>2016-04-19T01:31:26.195091152</dc:date>
    <meta:editing-duration>PT13H25M47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1" meta:word-count="37" meta:character-count="211" meta:non-whitespace-character-count="175"/>
  </office:meta>
</office:document-meta>
</file>